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officeooo:rsid="0012bee0" officeooo:paragraph-rsid="0012bee0"/>
    </style:style>
    <style:style style:name="T1" style:family="text">
      <style:text-properties officeooo:rsid="0010e58a"/>
    </style:style>
    <style:style style:name="T2" style:family="text">
      <style:text-properties officeooo:rsid="0012be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<text:span text:style-name="T2">AKOTONAVALONA ANRIAMIHAINGOSOA RAJO LALAINA </text:span></text:p>
      <text:p text:style-name="Standard"/>
      <text:p text:style-name="P2">EXAMEN SQL :</text:p>
      <text:p text:style-name="Standard"/>
      <text:p text:style-name="Standard">Créez la base de données "BANQUE" :</text:p>
      <text:p text:style-name="Standard"/>
      <text:p text:style-name="Standard">CREATE DATABASE BANQUE;</text:p>
      <text:p text:style-name="Standard"/>
      <text:p text:style-name="Standard"/>
      <text:p text:style-name="Standard">Sélectionnez la base de données "BANQUE" :</text:p>
      <text:p text:style-name="Standard"/>
      <text:p text:style-name="Standard">USE BANQUE;</text:p>
      <text:p text:style-name="Standard"/>
      <text:p text:style-name="Standard"/>
      <text:p text:style-name="P1">Crée<text:span text:style-name="T1">r</text:span> la table "AGENCE" :</text:p>
      <text:p text:style-name="Standard"/>
      <text:p text:style-name="Standard">CREATE TABLE AGENCE (</text:p>
      <text:p text:style-name="Standard"><text:s text:c="4"/>Num_Agence INT PRIMARY KEY,</text:p>
      <text:p text:style-name="Standard"><text:s text:c="4"/>Nom VARCHAR(255),</text:p>
      <text:p text:style-name="Standard"><text:s text:c="4"/>Ville VARCHAR(255),</text:p>
      <text:p text:style-name="Standard"><text:s text:c="4"/>Actif CHAR(1)</text:p>
      <text:p text:style-name="Standard">);</text:p>
      <text:p text:style-name="P1"/>
      <text:p text:style-name="P1">Crée<text:span text:style-name="T1">r</text:span> la table "CLIENT" :</text:p>
      <text:p text:style-name="Standard"/>
      <text:p text:style-name="Standard">CREATE TABLE CLIENT (</text:p>
      <text:p text:style-name="Standard"><text:s text:c="4"/>Num_Client INT PRIMARY KEY,</text:p>
      <text:p text:style-name="Standard"><text:s text:c="4"/>Nom VARCHAR(255),</text:p>
      <text:p text:style-name="Standard"><text:s text:c="4"/>Prenom VARCHAR(255),</text:p>
      <text:p text:style-name="Standard"><text:s text:c="4"/>Ville VARCHAR(255)</text:p>
      <text:p text:style-name="Standard">);</text:p>
      <text:p text:style-name="Standard"/>
      <text:p text:style-name="P1">Crée<text:span text:style-name="T1">r</text:span> la table "COMPTE" :</text:p>
      <text:p text:style-name="Standard"/>
      <text:p text:style-name="Standard">CREATE TABLE COMPTE (</text:p>
      <text:p text:style-name="Standard"><text:s text:c="4"/>Num_Compte INT,</text:p>
      <text:p text:style-name="Standard"><text:s text:c="4"/>Num_Agence INT,</text:p>
      <text:p text:style-name="Standard"><text:s text:c="4"/>Num_Client INT,</text:p>
      <text:p text:style-name="Standard"><text:s text:c="4"/>Solde DECIMAL(10, 2),</text:p>
      <text:p text:style-name="Standard"><text:s text:c="4"/>PRIMARY KEY (Num_Compte),</text:p>
      <text:p text:style-name="Standard"><text:s text:c="4"/>FOREIGN KEY (Num_Agence) REFERENCES AGENCE(Num_Agence),</text:p>
      <text:p text:style-name="Standard"><text:s text:c="4"/>FOREIGN KEY (Num_Client) REFERENCES CLIENT(Num_Client)</text:p>
      <text:p text:style-name="Standard">);</text:p>
      <text:p text:style-name="P1"/>
      <text:p text:style-name="P1">Crée<text:span text:style-name="T1">r</text:span> la table "EMPRUNT" :</text:p>
      <text:p text:style-name="P1"/>
      <text:p text:style-name="Standard">CREATE TABLE EMPRUNT (</text:p>
      <text:p text:style-name="Standard"><text:s text:c="4"/>Num_Emprunt INT,</text:p>
      <text:p text:style-name="Standard"><text:s text:c="4"/>Num_Agence INT,</text:p>
      <text:p text:style-name="Standard"><text:s text:c="4"/>Num_Client INT,</text:p>
      <text:p text:style-name="Standard"><text:s text:c="4"/>Montant DECIMAL(10, 2),</text:p>
      <text:p text:style-name="Standard"><text:s text:c="4"/>PRIMARY KEY (Num_Emprunt),</text:p>
      <text:p text:style-name="Standard"><text:soft-page-break/><text:s text:c="4"/>FOREIGN KEY (Num_Agence) REFERENCES AGENCE(Num_Agence),</text:p>
      <text:p text:style-name="Standard"><text:s text:c="4"/>FOREIGN KEY (Num_Client) REFERENCES CLIENT(Num_Client)</text:p>
      <text:p text:style-name="Standard">);</text:p>
      <text:p text:style-name="Standard"/>
      <text:p text:style-name="Standard">Sans utiliser DISTINCT :</text:p>
      <text:p text:style-name="Standard"/>
      <text:p text:style-name="Standard">SELECT Num_Client</text:p>
      <text:p text:style-name="Standard">FROM COMPTE</text:p>
      <text:p text:style-name="Standard">WHERE solde &lt; 1000 OR solde &gt; 100000;</text:p>
      <text:p text:style-name="Standard"/>
      <text:p text:style-name="P1">(a) Les clients n'ayant pas de compte dans la même agence que Liliane Bettencourt :</text:p>
      <text:p text:style-name="Standard"/>
      <text:p text:style-name="Standard">SELECT DISTINCT Num_Client</text:p>
      <text:p text:style-name="Standard">FROM COMPTE</text:p>
      <text:p text:style-name="Standard">WHERE Num_Agence NOT IN (</text:p>
      <text:p text:style-name="Standard"><text:s text:c="4"/>SELECT Num_Agence</text:p>
      <text:p text:style-name="Standard"><text:s text:c="4"/>FROM COMPTE</text:p>
      <text:p text:style-name="Standard"><text:s text:c="4"/>WHERE Num_Client IN (</text:p>
      <text:p text:style-name="Standard"><text:s text:c="8"/>SELECT Num_Client</text:p>
      <text:p text:style-name="Standard"><text:s text:c="8"/>FROM CLIENT</text:p>
      <text:p text:style-name="Standard"><text:s text:c="8"/>WHERE Nom = 'Bettencourt' AND Prenom = 'Liliane'</text:p>
      <text:p text:style-name="Standard"><text:s text:c="4"/>)</text:p>
      <text:p text:style-name="Standard">);</text:p>
      <text:p text:style-name="Standard"/>
      <text:p text:style-name="P1">(b) Les agences ayant un actif plus élevé que toutes les agences de Saint-Ouen :</text:p>
      <text:p text:style-name="Standard"/>
      <text:p text:style-name="Standard">SELECT Num_Agence</text:p>
      <text:p text:style-name="Standard">FROM AGENCE</text:p>
      <text:p text:style-name="Standard">WHERE Actif &gt; ALL (</text:p>
      <text:p text:style-name="Standard"><text:s text:c="4"/>SELECT Actif</text:p>
      <text:p text:style-name="Standard"><text:s text:c="4"/>FROM AGENCE</text:p>
      <text:p text:style-name="Standard"><text:s text:c="4"/>WHERE Ville = 'Saint-Ouen'</text:p>
      <text:p text:style-name="Standard">);</text:p>
      <text:p text:style-name="P1"/>
      <text:p text:style-name="P1">(c) Le solde moyen des comptes clients, pour chaque agence dont le solde moyen est supérieur à 10000 :</text:p>
      <text:p text:style-name="Standard"/>
      <text:p text:style-name="Standard">SELECT Num_Agence, AVG(Solde) AS Solde_Moyen</text:p>
      <text:p text:style-name="Standard">FROM COMPTE</text:p>
      <text:p text:style-name="Standard">GROUP BY Num_Agence</text:p>
      <text:p text:style-name="Standard">HAVING AVG(Solde) &gt; 10000;</text:p>
      <text:p text:style-name="Standard"/>
      <text:p text:style-name="P1">3.1. Création de la table Privilège avec toutes les contraintes d'intégrité :</text:p>
      <text:p text:style-name="Standard"/>
      <text:p text:style-name="Standard">CREATE TABLE Privilege (</text:p>
      <text:p text:style-name="Standard"><text:s text:c="4"/>id INT PRIMARY KEY,</text:p>
      <text:p text:style-name="Standard"><text:s text:c="4"/>nomTable VARCHAR(255),</text:p>
      <text:p text:style-name="Standard"><text:s text:c="4"/>idUtilisateur INT,</text:p>
      <text:p text:style-name="Standard"><text:s text:c="4"/>droit ENUM('SELECT', 'INSERT', 'UPDATE', 'DELETE', 'ALL'),</text:p>
      <text:p text:style-name="Standard"><text:s text:c="4"/>FOREIGN KEY (idUtilisateur) REFERENCES Utilisateur(id),</text:p>
      <text:p text:style-name="Standard"><text:s text:c="4"/>FOREIGN KEY (nomTable) REFERENCES Table(nomTable)</text:p>
      <text:p text:style-name="Standard">);</text:p>
      <text:p text:style-name="Standard"><text:soft-page-break/></text:p>
      <text:p text:style-name="Standard"/>
      <text:p text:style-name="Standard"/>
      <text:p text:style-name="Standard"/>
      <text:p text:style-name="P1">3.2. Liste des noms et prénoms des utilisateurs ayant le droit de détruire la table 'Marques' :</text:p>
      <text:p text:style-name="Standard"/>
      <text:p text:style-name="Standard">SELECT U.nom, U.prenom</text:p>
      <text:p text:style-name="Standard">FROM Utilisateur U</text:p>
      <text:p text:style-name="Standard">JOIN Privilege P ON U.id = P.idUtilisateur</text:p>
      <text:p text:style-name="Standard">WHERE P.nomTable = 'Marques' AND P.droit = 'DELETE';</text:p>
      <text:p text:style-name="Standard"/>
      <text:p text:style-name="P1">3.3. Nom et prénom de l'utilisateur qui a créé le plus de tables :</text:p>
      <text:p text:style-name="Standard"/>
      <text:p text:style-name="Standard">SELECT U.nom, U.prenom</text:p>
      <text:p text:style-name="Standard">FROM Utilisateur U</text:p>
      <text:p text:style-name="Standard">JOIN Table T ON U.id = T.idCreateur</text:p>
      <text:p text:style-name="Standard">GROUP BY U.nom, U.prenom</text:p>
      <text:p text:style-name="Standard">HAVING COUNT(T.nomTable) = (</text:p>
      <text:p text:style-name="Standard"><text:s text:c="4"/>SELECT COUNT(nomTable)</text:p>
      <text:p text:style-name="Standard"><text:s text:c="4"/>FROM Table</text:p>
      <text:p text:style-name="Standard"><text:s text:c="4"/>GROUP BY idCreateur</text:p>
      <text:p text:style-name="Standard"><text:s text:c="4"/>ORDER BY COUNT(nomTable) DESC</text:p>
      <text:p text:style-name="Standard"><text:s text:c="4"/>LIMIT 1</text:p>
      <text:p text:style-name="Standard">);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7:34:46.820570970</meta:creation-date>
    <dc:date>2024-02-27T17:47:36.326775014</dc:date>
    <meta:editing-duration>PT12M49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3" meta:paragraph-count="95" meta:word-count="387" meta:character-count="2685" meta:non-whitespace-character-count="2208"/>
  </office:meta>
</office:document-meta>
</file>